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jority.isSelected( Resource 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ajority.Majority( ResourceSelector [ ]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jority.setAllowti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jority.Maj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